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stConflictManager.LatestConflic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stConflictManager.toArtifactInfo( Collection confli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stConflictManag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ConflictManager.setLatest( String strateg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ArtifactInfo.IvyNodeArtifactInfo( IvyNode d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ConflictManager.setStrategy( Latest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ConflictManager.resolveConflicts( IvyNode parent , Collection conflic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atestConflictManager.getStrateg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testConflictManager.LatestConflictManager( Latest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ConflictManager.LatestConflictManager( String name , Latest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NodeArtifactInfo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ArtifactInfo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ArtifactInfo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